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A300000037B92238F3731F853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14cm" svg:height="1.09cm" svg:x="6.826cm" svg:y="14.592cm">
          <draw:image xlink:href="Pictures/10000000000001A300000037B92238F3731F85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36:01.513943217</meta:creation-date>
    <dc:date>2018-04-19T14:36:20.953573939</dc:date>
    <meta:editing-duration>PT1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